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lass description</text:p>
      <text:p text:style-name="Standard">This program biggest class is mainframe it handles all the panles. The main views of the program it mainly controls a lot of what the user sees.</text:p>
      <text:p text:style-name="Standard">The database file contains the classes JDBCSelect, JDBCUpdate, JDBCDelete ,JDBCInsert. These programs control getting things from the database and submitting parts to the database.</text:p>
      <text:p text:style-name="Standard">JDBCSelect is used exclusively for running Select Queries for pulling information from the databaseeither one at a time or entire tables and storing them into a lists that then get used in other places.</text:p>
      <text:p text:style-name="Standard">JDBCUpdate <text:s/>is for editing and changing existing items in the database.</text:p>
      <text:p text:style-name="Standard">JDBCInsert this class is used exclusively for running INSERT Queries to the database</text:p>
      <text:p text:style-name="Standard">Inside the main Folder is where we do everything else throughout the program we use a lot of tables and menu Items.</text:p>
      <text:p text:style-name="Standard">The MenuBar class is used to build the menu bar that is added to the mainframe it has listeners built specifically to be ran in mainframe.</text:p>
      <text:p text:style-name="Standard">The table for manipulating the inventory is contained in table Items which creates and allows the program to edit different variables saved in ItemList.</text:p>
      <text:p text:style-name="Standard">Itemlist takes and stores Inventory objects from the database and stores it in the class items this allows you to sort display and search for things without calling the database and than will put the edited items back in the database.</text:p>
      <text:p text:style-name="Standard">TableUser does the exact thing as itemtable but stores everything in users and user lists.</text:p>
      <text:p text:style-name="Standard">The Receipt class is used for building a receipt at checkout it also handles some of the functionality for checkout such as making sure you don't order to much of an item.</text:p>
      <text:p text:style-name="Standard">ReceiptRow is used by Receipt to control the main body of the receipt the items, bought, id price etc.</text:p>
      <text:p text:style-name="Standard">ExcelBuilder handles importing information from an excel file will later contain writing to an excel file as well.</text:p>
      <text:p text:style-name="Standard">ReportList contains an editable list for reporting on specific dates.</text:p>
      <text:p text:style-name="Standard">Report is the object that is contained in the l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30T21:33:35.35</meta:creation-date>
    <meta:document-statistic meta:table-count="0" meta:image-count="0" meta:object-count="0" meta:page-count="1" meta:paragraph-count="16" meta:word-count="328" meta:character-count="1933"/>
    <dc:date>2016-10-30T23:51:30.72</dc:date>
    <meta:editing-duration>PT37M20S</meta:editing-duration>
    <meta:editing-cycles>1</meta:editing-cycles>
    <meta:generator>OpenOffice/4.1.1$Win32 OpenOffice.org_project/411m6$Build-9775</meta:generator>
  </office:meta>
</office:document-meta>
</file>